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text-properties officeooo:rsid="0015d0cb" officeooo:paragraph-rsid="0015d0cb"/>
    </style:style>
    <style:style style:name="P2" style:family="paragraph" style:parent-style-name="Standard">
      <style:text-properties officeooo:rsid="0015d0cb" officeooo:paragraph-rsid="0015d0cb"/>
    </style:style>
    <style:style style:name="P3" style:family="paragraph" style:parent-style-name="Standard">
      <style:text-properties officeooo:rsid="0017823a" officeooo:paragraph-rsid="0017823a"/>
    </style:style>
    <style:style style:name="P4" style:family="paragraph" style:parent-style-name="Standard" style:list-style-name="L1">
      <style:text-properties officeooo:rsid="0017823a" officeooo:paragraph-rsid="0017823a"/>
    </style:style>
    <style:style style:name="P5" style:family="paragraph" style:parent-style-name="Text_20_body">
      <style:text-properties officeooo:rsid="0015d0cb" officeooo:paragraph-rsid="0015d0cb"/>
    </style:style>
    <style:style style:name="P6" style:family="paragraph" style:parent-style-name="Text_20_body">
      <style:text-properties style:font-name="inherit" officeooo:rsid="0015d0cb" officeooo:paragraph-rsid="0015d0cb" loext:padding="0cm" loext:border="none"/>
    </style:style>
    <style:style style:name="P7" style:family="paragraph" style:parent-style-name="Text_20_body">
      <style:paragraph-properties fo:margin-top="0cm" fo:margin-bottom="0cm" loext:contextual-spacing="false" fo:orphans="2" fo:widows="2" fo:padding="0cm" fo:border="none"/>
      <style:text-properties officeooo:rsid="0015d0cb" officeooo:paragraph-rsid="0015d0cb"/>
    </style:style>
    <style:style style:name="T1" style:family="text">
      <style:text-properties fo:font-style="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171757580" text:style-name="L1">
        <text:list-item>
          <text:p text:style-name="P1">Programa vs proceso</text:p>
        </text:list-item>
      </text:list>
      <text:p text:style-name="P2"/>
      <text:p text:style-name="P2">Básicamente, el programa y el proceso están relacionados, pero no son lo mismo. El programa es un código guardado en un disco duro para una fase previa del proceso. El proceso es un evento de ese programa en ejecución.</text:p>
      <text:p text:style-name="P2"/>
      <text:p text:style-name="P2"/>
      <text:list xml:id="list195314928717181" text:continue-numbering="true" text:style-name="L1">
        <text:list-item>
          <text:p text:style-name="P1">Lenguajes interpretados vs complicados vs híbridos</text:p>
        </text:list-item>
      </text:list>
      <text:p text:style-name="P2"/>
      <text:p text:style-name="P6">La principal diferencia entre un lenguaje compilado y uno interpretado es que el lenguaje compilado requiere un paso adicional antes de ser ejecutado, la compilación, que convierte el código que escribes a lenguaje de máquina. Un lenguaje interpretado, por otro lado, es convertido a lenguaje de máquina a medida que es ejecutado.</text:p>
      <text:p text:style-name="P7">Los híbridos son aquellos que son interpretados pero, deben ser compilados previamente.</text:p>
      <text:p text:style-name="P2"/>
      <text:list xml:id="list195313565257761" text:continue-numbering="true" text:style-name="L1">
        <text:list-item>
          <text:p text:style-name="P1">Relaciones entre procesos: padre, hijo.</text:p>
        </text:list-item>
      </text:list>
      <text:p text:style-name="P2"/>
      <text:p text:style-name="P5">En el caso de los procesos, sí existe una relación padre-hijo: si un proceso crea otro, el primero se denomina <text:span text:style-name="T1">padre</text:span>, y el segundo, <text:span text:style-name="T1">hijo</text:span>. Los hijos de un proceso, así como los hijos de los hijos, etc, se llaman <text:span text:style-name="T1">descendientes</text:span>. </text:p>
      <text:p text:style-name="Text_20_body">El proceso padre mantiene un control sobre toda su descendencia, de forma que puede matar a cualquier proceso perteneciente a ésta.</text:p>
      <text:p text:style-name="Text_20_body">Cuando se crea un proceso hijo, este hereda los recursos del padre, a menos que estos fuesen adquiridos por el padre sin derecho a herencia. Esto es: si el padre ha abierto con derecho a herencia un fichero, sus hijos podrán acceder a él; en caso contrario, no podrán (a menos que lo vuelvan a abrir ellos mismos, y los privilegios de acceso lo permitan).</text:p>
      <text:p text:style-name="Text_20_body">Por último, se puede escoger si un proceso hijo determinado se ejecuta de forma síncrona o asíncrona. En el primer caso, el proceso padre se detiene hasta que el proceso hijo ha terminado; en el segundo, ambos procesos siguen ejecutándose de forma independiente.</text:p>
      <text:p text:style-name="P2"/>
      <text:list xml:id="list195313763418432" text:continue-numbering="true" text:style-name="L1">
        <text:list-item>
          <text:p text:style-name="P1">Devolver valores al finalizar un proceso</text:p>
        </text:list-item>
      </text:list>
      <text:p text:style-name="P2"/>
      <text:p text:style-name="P2">Todo proceso devuelve un valor tras ejecutarse, normalmente, devuelve -1 en caso de error <text:s/>y distintos valores dependiendo si el programador ha elegido uno en concreto</text:p>
      <text:p text:style-name="P2"/>
      <text:p text:style-name="P3">En el caso de utilizar fork() el padre devuelve su propio PID y en el caso de ser un hijo, devuelve 0</text:p>
      <text:p text:style-name="P2"/>
      <text:p text:style-name="P2"/>
      <text:list xml:id="list195313959302316" text:continue-numbering="true" text:style-name="L1">
        <text:list-item>
          <text:p text:style-name="P1">Obtener resultado devuelto del último proceso</text:p>
        </text:list-item>
      </text:list>
      <text:p text:style-name="P2"/>
      <text:p text:style-name="P2"/>
      <text:p text:style-name="P2"/>
      <text:list xml:id="list195315394982562" text:continue-numbering="true" text:style-name="L1">
        <text:list-item>
          <text:p text:style-name="P4">Estados de un proceso</text:p>
        </text:list-item>
      </text:list>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06T19:38:49.187309296</meta:creation-date>
    <dc:date>2022-11-06T19:53:13.177759824</dc:date>
    <meta:editing-duration>PT3M3S</meta:editing-duration>
    <meta:editing-cycles>1</meta:editing-cycles>
    <meta:document-statistic meta:table-count="0" meta:image-count="0" meta:object-count="0" meta:page-count="1" meta:paragraph-count="15" meta:word-count="357" meta:character-count="2097" meta:non-whitespace-character-count="1759"/>
    <meta:generator>LibreOffice/6.4.7.2$Linux_X86_64 LibreOffice_project/40$Build-2</meta:generator>
  </office:meta>
</office:document-meta>
</file>